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6f8" officeooo:paragraph-rsid="000436f8"/>
    </style:style>
    <style:style style:name="P2" style:family="paragraph" style:parent-style-name="Standard">
      <style:text-properties officeooo:paragraph-rsid="000d4f1b"/>
    </style:style>
    <style:style style:name="P3" style:family="paragraph" style:parent-style-name="Standard">
      <style:text-properties officeooo:rsid="000d4f1b" officeooo:paragraph-rsid="000d4f1b"/>
    </style:style>
    <style:style style:name="P4" style:family="paragraph" style:parent-style-name="Standard">
      <style:text-properties officeooo:rsid="0010480f" officeooo:paragraph-rsid="0010480f"/>
    </style:style>
    <style:style style:name="T1" style:family="text">
      <style:text-properties officeooo:rsid="000436f8"/>
    </style:style>
    <style:style style:name="T2" style:family="text">
      <style:text-properties officeooo:rsid="0007c2fb"/>
    </style:style>
    <style:style style:name="T3" style:family="text">
      <style:text-properties officeooo:rsid="000a7e27"/>
    </style:style>
    <style:style style:name="T4" style:family="text">
      <style:text-properties officeooo:rsid="000bd7da"/>
    </style:style>
    <style:style style:name="T5" style:family="text">
      <style:text-properties officeooo:rsid="000d4f1b"/>
    </style:style>
    <style:style style:name="T6" style:family="text">
      <style:text-properties officeooo:rsid="000d66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dux is a state management tool.</text:p>
      <text:p text:style-name="P1"/>
      <text:p text:style-name="P1"/>
      <text:p text:style-name="P2"><text:span text:style-name="T1">The component will dipatch an action.(eg.Home compon</text:span><text:span text:style-name="T2">ent).The action gets executed depending upon the type.(action.type).If the type is success then payload is data.restaurants or <text:s/>else <text:s/>type is fail then error is assigned to error key.Then all these values goes to reducer.Reducer is a function that accepts an empty state and an action..if the acition.type is success then the </text:span><text:span text:style-name="T3">empty state value is action.payload else fail then the empty state value is <text:s/>error.Then the combine reducer in the store <text:s/>contains a key as restaurant reducer and the value is restaurantlistreducer from reducer.js.Thus the state reached at store.</text:span><text:span text:style-name="T4">All the states are in the combinereducer’</text:span><text:span text:style-name="T5">s key (restaurantReducer.).</text:span></text:p>
      <text:p text:style-name="P3">Useselector pull the state to a component .Thus we can get the state to a <text:span text:style-name="T6">desired component.</text:span></text:p>
      <text:p text:style-name="P2"/>
      <text:p text:style-name="P2"><text:span text:style-name="T5">By using the useSelector , we have taken or return the state </text:span><text:span text:style-name="T6">to the compon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16:17:43.692633137</meta:creation-date>
    <meta:generator>LibreOffice/6.4.7.2$Linux_X86_64 LibreOffice_project/40$Build-2</meta:generator>
    <dc:date>2023-02-22T18:03:56.984864136</dc:date>
    <meta:editing-duration>PT29M37S</meta:editing-duration>
    <meta:editing-cycles>4</meta:editing-cycles>
    <meta:document-statistic meta:table-count="0" meta:image-count="0" meta:object-count="0" meta:page-count="1" meta:paragraph-count="4" meta:word-count="141" meta:character-count="895" meta:non-whitespace-character-count="754"/>
  </office:meta>
</office:document-meta>
</file>